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d8f" officeooo:paragraph-rsid="000efd8f"/>
    </style:style>
    <style:style style:name="P2" style:family="paragraph" style:parent-style-name="Standard">
      <style:text-properties officeooo:rsid="000fa3d4" officeooo:paragraph-rsid="000fa3d4"/>
    </style:style>
    <style:style style:name="P3" style:family="paragraph" style:parent-style-name="Standard">
      <style:text-properties officeooo:rsid="00108fbd" officeooo:paragraph-rsid="00108fbd"/>
    </style:style>
    <style:style style:name="T1" style:family="text">
      <style:text-properties officeooo:rsid="000fa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¿Que es una variable? Es un valor que le damos a la máquina para trabajar con el posteriormente.</text:p>
      <text:p text:style-name="P1">2. ¿Que es un string? Es una cadena de caracteres, una sucesión de letras.</text:p>
      <text:p text:style-name="P1">3. ¿Que es una función? Una función es una tarea repetitiva que hace la máquina cuando la invocamos. Puede o no necesitar parámetros que son valores con los cuales trabaja la función.</text:p>
      <text:p text:style-name="P1"><text:span text:style-name="T1">Dentro de ella podemos invocar a return que es un</text:span> <text:span text:style-name="T1">parámetro que retorna algun valor al invocar la función.</text:span></text:p>
      <text:p text:style-name="P2">4. ¿Que es una declaración if? Es una instrucción que si es verdadera nos hace una acción y si es falsa otra acción diferente a la anterior; a esto se le llama control de flujo.</text:p>
      <text:p text:style-name="P3">5. ¿Que es un valor booleano? Es un valor que toma dos posibles valores llamados true o false. Estos valores salen de cualquier espresión lógica o comparación que permita la máquin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9:59:26.252932628</meta:creation-date>
    <dc:date>2022-07-09T20:26:09.049197497</dc:date>
    <meta:editing-duration>PT15M51S</meta:editing-duration>
    <meta:editing-cycles>2</meta:editing-cycles>
    <meta:generator>LibreOffice/7.0.6.2$Linux_X86_64 LibreOffice_project/00$Build-2</meta:generator>
    <meta:document-statistic meta:table-count="0" meta:image-count="0" meta:object-count="0" meta:page-count="1" meta:paragraph-count="6" meta:word-count="150" meta:character-count="821" meta:non-whitespace-character-count="677"/>
  </office:meta>
</office:document-meta>
</file>